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Kozuka Gothic Pr6N L1" svg:font-family="'Kozuka Gothic Pr6N L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 style:writing-mode="lr-tb"/>
    </style:style>
    <style:style style:name="Table1.A" style:family="table-column">
      <style:table-column-properties style:column-width="2.6285in"/>
    </style:style>
    <style:style style:name="Table1.B" style:family="table-column">
      <style:table-column-properties style:column-width="2.1819in"/>
    </style:style>
    <style:style style:name="Table1.C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P1" style:family="paragraph" style:parent-style-name="Footer">
      <style:text-properties style:font-name="Liberation Serif" fo:font-size="9pt" style:font-size-asian="9pt" style:font-name-complex="Liberation Serif1"/>
    </style:style>
    <style:style style:name="P2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233500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officeooo:paragraph-rsid="0233500d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officeooo:paragraph-rsid="023023e3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233500d" style:font-name-asian="Kozuka Gothic Pr6N L" style:font-size-asian="10pt" style:font-name-complex="Open Sans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paragraph-rsid="0233500d" style:font-name-asian="Kozuka Gothic Pr6N L" style:font-size-asian="10pt" style:font-name-complex="Open Sans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normal" officeooo:paragraph-rsid="0233500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2340972" style:font-name-asian="Kozuka Gothic Pr6N L" style:font-size-asian="2.59999990463257pt" style:font-weight-asian="bold" style:font-name-complex="Open Sans" style:font-size-complex="3pt" style:font-weight-complex="bold"/>
    </style:style>
    <style:style style:name="P10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paragraph-rsid="02340972" style:font-size-asian="10pt" style:font-size-complex="10pt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233500d" style:font-name-asian="Kozuka Gothic Pr6N L" style:font-size-asian="16pt" style:font-weight-asian="bold" style:font-name-complex="Open Sans" style:font-size-complex="16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officeooo:rsid="023023e3" officeooo:paragraph-rsid="023023e3" style:font-size-asian="10pt" style:font-size-complex="10pt"/>
    </style:style>
    <style:style style:name="T1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2" style:family="text">
      <style:text-properties fo:font-weight="bold" officeooo:rsid="05769ce3" style:font-name-asian="Kozuka Gothic Pr6N L" style:font-weight-asian="bold" style:font-name-complex="Open Sans" style:font-weight-complex="bold"/>
    </style:style>
    <style:style style:name="T3" style:family="text">
      <style:text-properties style:font-name="Liberation Sans Narrow" fo:font-size="10pt" fo:font-weight="normal" style:font-name-asian="Kozuka Gothic Pr6N L" style:font-size-asian="10pt" style:font-weight-asian="normal" style:font-name-complex="Open Sans" style:font-size-complex="10pt" style:font-weight-complex="normal"/>
    </style:style>
    <style:style style:name="T4" style:family="text">
      <style:text-properties style:font-name-asian="Kozuka Gothic Pr6N L" style:font-name-complex="Open Sans"/>
    </style:style>
    <style:style style:name="T5" style:family="text">
      <style:text-properties officeooo:rsid="006d4ce2" style:font-name-asian="Kozuka Gothic Pr6N L" style:font-name-complex="Ope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ckenna Cisler</text:p>
      <text:p text:style-name="P10"><text:span text:style-name="T2">Software </text:span><text:span text:style-name="T1">| </text:span><text:span text:style-name="T2">Embedded </text:span><text:span text:style-name="T1">| </text:span><text:span text:style-name="T2">Robotics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4">mcisler.co</text:span><text:span text:style-name="T5">m</text:span></text:p>
            <text:p text:style-name="P3"><text:span text:style-name="Default_20_Paragraph_20_Font"><text:span text:style-name="T3">linkedin.com/in/mckenna-cisler</text:span></text:span></text:p>
            <text:p text:style-name="P3"><text:span text:style-name="Default_20_Paragraph_20_Font"><text:span text:style-name="T3">github.com/MckennaCisler</text:span>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492 Birches Road, Sugar Hill, NH</text:p>
            <text:p text:style-name="P6">mckenna_cisler@brown.edu</text:p>
            <text:p text:style-name="P7"><text:s/>(603) 991-2470</text:p>
          </table:table-cell>
        </table:table-row>
      </table:table>
      <text:p text:style-name="P5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Kozuka Gothic Pr6N L1" svg:font-family="'Kozuka Gothic Pr6N L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ation Serif" fo:font-size="9pt" style:font-size-asian="9pt" style:font-name-complex="Liberation Serif1"/>
    </style:style>
    <style:style style:name="MP2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  <style:master-page style:name="MP0" style:page-layout-name="Mpm3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ckenna Cisler</meta:initial-creator>
    <meta:editing-cycles>594</meta:editing-cycles>
    <meta:print-date>2017-06-25T16:39:00</meta:print-date>
    <meta:creation-date>2016-11-08T17:51:00</meta:creation-date>
    <dc:date>2019-09-05T21:13:35.744421887</dc:date>
    <meta:editing-duration>PT3H1M55S</meta:editing-duration>
    <meta:generator>LibreOffice/6.3.0.4$Linux_X86_64 LibreOffice_project/714e3e990d6aa57321bebab01999254e7bc38485</meta:generator>
    <meta:document-statistic meta:table-count="1" meta:image-count="0" meta:object-count="0" meta:page-count="1" meta:paragraph-count="8" meta:word-count="19" meta:character-count="180" meta:non-whitespace-character-count="1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